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Le titre de la page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div id="position"&gt;&lt;/div&gt;</text:span></text:p>
      <text:p text:style-name="P1"><text:span text:style-name="T1">&lt;script&gt;</text:span></text:p>
      <text:p text:style-name="P1"><text:span text:style-name="T1">var position = document.getElementById('position');</text:span></text:p>
      <text:p text:style-name="P1"><text:span text:style-name="T1">document.addEventListener('mousemove', function(e) {</text:span></text:p>
      <text:p text:style-name="P1"><text:span text:style-name="T1">position.innerHTML = 'Position X : ' + e.clientX + 'px&lt;br /&gt;Position Y : ' + e.clientY + 'px';</text:span></text:p>
      <text:p text:style-name="P1"><text:span text:style-name="T1">}, false);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